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20"/>
        <table:table-column table:style-name="co8" table:number-columns-repeated="3" table:default-cell-style-name="ce21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0"/>
          <table:table-cell table:style-name="ce18" table:formula="of:=NOW()" office:value-type="date" office:date-value="2016-03-20T15:23:35">
            <text:p>20-03-2016 15:23:35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8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text:a xlink:href="python://get_account(account_id).name">Account Name</text:a></text:p>
          </table:table-cell>
          <table:covered-table-cell table:style-name="ce12"/>
          <table:covered-table-cell table:style-name="ce6"/>
          <table:table-cell table:style-name="ce17" office:value-type="string">
            <text:p>Beginning :</text:p>
          </table:table-cell>
          <table:table-cell table:style-name="ce19" office:value-type="string">
            <text:p><text:a xlink:href="python://get_beginning_balance(account_id)">Beginning Balance</text:a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5" table:number-columns-repeated="4"/>
          <table:table-cell table:style-name="ce14" table:number-columns-repeated="3"/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5" table:number-columns-repeated="2"/>
          <table:table-cell table:style-name="ce6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23:42</dc:date>
    <meta:editing-duration>PT7H38M32S</meta:editing-duration>
    <meta:editing-cycles>81</meta:editing-cycles>
    <meta:generator>LibreOffice/3.6$Linux_x86 LibreOffice_project/360m1$Build-2</meta:generator>
    <dc:creator>Andhitia Rama</dc:creator>
    <meta:document-statistic meta:table-count="1" meta:cell-count="17" meta:object-count="0"/>
  </office:meta>
</office:document-meta>
</file>